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4pt" fo:letter-spacing="normal" fo:font-style="italic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1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 style:list-style-name="L2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 style:list-style-name="L3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 style:list-style-name="L4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5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 style:list-style-name="L6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 style:list-style-name="L7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Text_20_body" style:list-style-name="L8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Text_20_body" style:list-style-name="L9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 style:list-style-name="L10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" style:family="paragraph" style:parent-style-name="Text_20_body" style:list-style-name="L11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" style:family="paragraph" style:parent-style-name="Text_20_body" style:list-style-name="L12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" style:family="paragraph" style:parent-style-name="Text_20_body" style:list-style-name="L13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" style:family="paragraph" style:parent-style-name="Text_20_body" style:list-style-name="L14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3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4" style:family="paragraph" style:parent-style-name="Text_20_body" style:list-style-name="L6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5" style:family="paragraph" style:parent-style-name="Text_20_body" style:list-style-name="L7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6" style:family="paragraph" style:parent-style-name="Text_20_body" style:list-style-name="L8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7" style:family="paragraph" style:parent-style-name="Text_20_body" style:list-style-name="L10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8" style:family="paragraph" style:parent-style-name="Text_20_body" style:list-style-name="L13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9" style:family="paragraph" style:parent-style-name="Text_20_body" style:list-style-name="L14">
      <style:paragraph-properties fo:margin-top="0cm" fo:margin-bottom="0cm" loext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4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Times New Roman1" fo:font-size="14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1.247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hier des charges fonctionnel : PhotoForYou</text:span><text:line-break/><text:span text:style-name="T3">I-Présentation générale </text:span><text:line-break/><text:line-break/><text:span text:style-name="T5"> <text:s text:c="3"/></text:span><text:span text:style-name="T3">1-Présentation de la Société</text:span><text:line-break/><text:line-break/><text:span text:style-name="T5"> </text:span><text:span text:style-name="T2">La société </text:span><text:span text:style-name="T4">AtelierLumière</text:span><text:span text:style-name="T5"> </text:span><text:span text:style-name="T2">est un laboratoire photographique professionnel situé à Paris (14ème arrondissement) et créé en 2006. Composé d’une équipe de quatre personnes : </text:span><text:span text:style-name="T4">Flippo Raverdi</text:span><text:span text:style-name="T5"> </text:span><text:span text:style-name="T2">(dirigeant et photographe), </text:span><text:span text:style-name="T4">Sophie Pierre</text:span><text:span text:style-name="T5"> </text:span><text:span text:style-name="T2">(partie administrative), </text:span><text:span text:style-name="T4">Jean-Marc Tomé</text:span><text:span text:style-name="T5"> </text:span><text:span text:style-name="T2">et </text:span><text:span text:style-name="T4">Bernard Guillaume</text:span><text:span text:style-name="T2">(retouches et tirages). </text:span><text:line-break/><text:span text:style-name="T4">AtelierLumière</text:span><text:span text:style-name="T5"> </text:span><text:span text:style-name="T2">est spécialisé dans le tirage photographique et la retouche pour les professionnels. (Tirages lors d’expositions, retouches pour des magazines...)</text:span><text:line-break/><text:span text:style-name="T2">Ses principales activités sont les suivantes : </text:span></text:p>
      <text:list xml:id="list7254702726694967959" text:style-name="L1">
        <text:list-item>
          <text:p text:style-name="P19">numérisation de tout support</text:p>
        </text:list-item>
        <text:list-item>
          <text:p text:style-name="P19">développement de fichiers RAW</text:p>
        </text:list-item>
        <text:list-item>
          <text:p text:style-name="P19">la retouche créative</text:p>
        </text:list-item>
        <text:list-item>
          <text:p text:style-name="P5">Le tirage jet d’encre d’exposition et l’épreuvage</text:p>
        </text:list-item>
      </text:list>
      <text:p text:style-name="P2"><text:span text:style-name="T2">La société </text:span><text:span text:style-name="T4">AtelierLumière</text:span><text:span text:style-name="T5"> </text:span><text:span text:style-name="T2">véhicule son image autour de l’artisanal. En effet, elle s’est fait une solide réputation chez les photographes auteurs comme chez les professionnels de la mode.</text:span><text:line-break/><text:line-break/> <text:s text:c="2"/><text:span text:style-name="T5"><text:s/></text:span><text:span text:style-name="T3">2-Contexte</text:span><text:line-break/><text:span text:style-name="T5"> </text:span><text:line-break/><text:span text:style-name="T2">Afin de diversifier son activité et faire profiter de son savoir-faire un plus grand nombre. La société </text:span><text:span text:style-name="T4">AtelierLumière</text:span><text:span text:style-name="T5"> </text:span><text:span text:style-name="T2">voudrait proposer la vente en ligne de photographies d’auteur.</text:span><text:line-break/><text:span text:style-name="T2">La vente en ligne de photographies est déjà assurée par d’autres concurrents comme : Fotolia (</text:span><text:span text:style-name="T6">http://fr.fotolia.com)</text:span><text:span text:style-name="T2">, DarqRoom (</text:span><text:span text:style-name="T6">http://www.darqroom.com)</text:span><text:span text:style-name="T2">, etc.</text:span><text:line-break/><text:span text:style-name="T2">Il sera donc important de se démarquer de ces concurrents en se basant sur la notoriété de la société et son expérience mais aussi en s'axant sur l’aspect photo d’art !</text:span><text:line-break/><text:line-break/><text:span text:style-name="T3">II-Expression fonctionnelle du besoin</text:span><text:line-break/><text:line-break/><text:span text:style-name="T5">    </text:span><text:span text:style-name="T3">1-Objectifs</text:span><text:line-break/><text:span text:style-name="T5">    </text:span><text:line-break/><text:span text:style-name="T5">    </text:span><text:span text:style-name="T2">Vente et achat de photographies.</text:span><text:line-break/><text:span text:style-name="T5">    </text:span><text:span text:style-name="T2">Attirer de nouveaux clients. Augmenter le CA et les bénéfices. </text:span><text:line-break/><text:span text:style-name="T5">    </text:span><text:line-break/><text:span text:style-name="T5">    </text:span><text:span text:style-name="T3">2-Cibles et caractéristiques</text:span><text:line-break/><text:span text:style-name="T5">    </text:span><text:line-break/><text:span text:style-name="T5">    </text:span><text:span text:style-name="T2">Vendeurs : photographes d’auteur (travaillant avec la société ou pas).</text:span><text:line-break/><text:span text:style-name="T5">    </text:span><text:span text:style-name="T2">Acheteurs : magasines, journaux, industriels, particuliers, ...</text:span><text:line-break/><text:span text:style-name="T5">    </text:span><text:line-break/><text:span text:style-name="T5">    </text:span><text:span text:style-name="T3">3-Description du contenu</text:span><text:line-break/><text:span text:style-name="T5">    </text:span><text:line-break/><text:span text:style-name="T5">    </text:span><text:span text:style-name="T3">Le site devra permettre de présenter les éléments informationnels suivants :</text:span><text:line-break/><text:soft-page-break/><text:line-break/><text:span text:style-name="T5">        </text:span><text:span text:style-name="T2">-</text:span><text:span text:style-name="T3">Fonctions de service principales</text:span><text:line-break/><text:span text:style-name="T5">    </text:span></text:p>
      <text:list xml:id="list4346684295101552477" text:style-name="L2">
        <text:list-item>
          <text:p text:style-name="P20">enregistrement sur le site en tant que photographe ou client.</text:p>
        </text:list-item>
        <text:list-item>
          <text:p text:style-name="P20">la désinscription (cela entraîne la perte des crédits et pour un photographe le retrait de toutes ses photos du catalogue)</text:p>
        </text:list-item>
        <text:list-item>
          <text:p text:style-name="P20">catalogue des photos à vendre classé par catégorie.</text:p>
        </text:list-item>
        <text:list-item>
          <text:p text:style-name="P20">gestion du caddie</text:p>
        </text:list-item>
        <text:list-item>
          <text:p text:style-name="P20">les photos achetées sont archivées chez le client et téléchargeables à tout moment</text:p>
        </text:list-item>
        <text:list-item>
          <text:p text:style-name="P20">Mise en place automatique d’un filigrane lors de la mise en ligne de photo.</text:p>
        </text:list-item>
        <text:list-item>
          <text:p text:style-name="P20">Le photographe fixe le prix de vente en nombre de crédit. (minimum 2 crédits-maximum 100 crédits)</text:p>
        </text:list-item>
        <text:list-item>
          <text:p text:style-name="P20">Les photos sont en vente de manière exclusive (un seul achat après retrait du catalogue)</text:p>
        </text:list-item>
        <text:list-item>
          <text:p text:style-name="P6">L’achat se fait à partir de crédits que l’on doit acheter. (1 crédit = 5 euros)<text:line-break/><text:line-break/></text:p>
        </text:list-item>
      </text:list>
      <text:p text:style-name="P2"><text:span text:style-name="T5">        </text:span><text:span text:style-name="T2">-</text:span><text:span text:style-name="T3">Fonctions de service complémentaires</text:span><text:line-break/><text:span text:style-name="T5">    </text:span></text:p>
      <text:list xml:id="list5208611843943434839" text:style-name="L3">
        <text:list-item>
          <text:p text:style-name="P21">photos en promotion ou photos vedettes (les plus regardés ou qui correspondent au contexte) en première page.</text:p>
        </text:list-item>
        <text:list-item>
          <text:p text:style-name="P21">moteur de recherche rapide, avancé/multicritères</text:p>
        </text:list-item>
        <text:list-item>
          <text:p text:style-name="P21">une aide en ligne (contextuelle et imprimable)</text:p>
        </text:list-item>
        <text:list-item>
          <text:p text:style-name="P7">pour permettre une analyse de l'activité du site, on prévoit de stocker des données à des fins statistiques (exemple : on enregistrera la date et l'heure de chaque connexion)<text:line-break/><text:line-break/></text:p>
        </text:list-item>
      </text:list>
      <text:p text:style-name="P2"><text:span text:style-name="T5">    </text:span><text:span text:style-name="T2">4</text:span><text:span text:style-name="T3">-Planning et coût</text:span><text:line-break/><text:span text:style-name="T5">    </text:span><text:line-break/><text:span text:style-name="T3">III-Exigences Fonctionnelles</text:span><text:line-break/><text:line-break/><text:span text:style-name="T5">    </text:span><text:span text:style-name="T2">1</text:span><text:span text:style-name="T3">-Principales composantes</text:span></text:p>
      <text:list xml:id="list2135641892645731162" text:style-name="L4">
        <text:list-item>
          <text:p text:style-name="P22">gestion des utilisateurs</text:p>
        </text:list-item>
        <text:list-item>
          <text:p text:style-name="P22">identification des utilisateurs</text:p>
        </text:list-item>
        <text:list-item>
          <text:p text:style-name="P22">gestion de l’espace client</text:p>
        </text:list-item>
        <text:list-item>
          <text:p text:style-name="P22">gestion de l’espace photographe</text:p>
        </text:list-item>
        <text:list-item>
          <text:p text:style-name="P22">gestion des commandes</text:p>
        </text:list-item>
        <text:list-item>
          <text:p text:style-name="P22">gestion des paiements</text:p>
        </text:list-item>
        <text:list-item>
          <text:p text:style-name="P22">gestion du catalogue</text:p>
        </text:list-item>
        <text:list-item>
          <text:p text:style-name="P8">moteur de recherche</text:p>
        </text:list-item>
      </text:list>
      <text:p text:style-name="P2"><text:soft-page-break/><text:span text:style-name="T5">    </text:span><text:span text:style-name="T2">2</text:span><text:span text:style-name="T3">-Fonctionnalités en "front-office"</text:span><text:line-break/><text:span text:style-name="T5">    </text:span><text:line-break/><text:span text:style-name="T5">    </text:span><text:span text:style-name="T2">Les principales fonctionnalités d'un site e-commerce</text:span><text:line-break/><text:span text:style-name="T2">Le site doit permettre d'accéder aux fonctionnalités suivantes :</text:span><text:line-break/><text:line-break/><text:span text:style-name="T2">Identification :</text:span></text:p>
      <text:list xml:id="list7733910963151556938" text:style-name="L5">
        <text:list-item>
          <text:p text:style-name="P23">Gérer l'identification des utilisateurs (photographes, clients, administrateurs).</text:p>
        </text:list-item>
        <text:list-item>
          <text:p text:style-name="P23">Chiffrement des mots de passe.</text:p>
        </text:list-item>
        <text:list-item>
          <text:p text:style-name="P9">Prévoir un mécanisme de renvoi du login/mot de passe en cas d’oubli.</text:p>
        </text:list-item>
      </text:list>
      <text:p text:style-name="P2"><text:span text:style-name="T4">Catalogue des photos</text:span><text:span text:style-name="T5"> </text:span><text:span text:style-name="T2">: </text:span></text:p>
      <text:list xml:id="list710883806115985853" text:style-name="L6">
        <text:list-item>
          <text:p text:style-name="P24">Affichage et l’ensemble des photos et des caractéristiques de chaque photo dans une organisation fonctionnelle.</text:p>
        </text:list-item>
        <text:list-item>
          <text:p text:style-name="P24">Nom de la photo</text:p>
        </text:list-item>
        <text:list-item>
          <text:p text:style-name="P24">Catégorie de la photo</text:p>
        </text:list-item>
        <text:list-item>
          <text:p text:style-name="P24">Taille de la photo en pixel</text:p>
        </text:list-item>
        <text:list-item>
          <text:p text:style-name="P24">Prix en crédit(s)</text:p>
        </text:list-item>
        <text:list-item>
          <text:p text:style-name="P24">Nom de l’auteur (du photographe). Un lien permet de consulter le profil du photographe.</text:p>
        </text:list-item>
        <text:list-item>
          <text:p text:style-name="P10">Zoom sur la photo mais avec filigrane.</text:p>
        </text:list-item>
      </text:list>
      <text:p text:style-name="P2"><text:span text:style-name="T4">Gestion de l’espace photographe</text:span><text:span text:style-name="T5"> </text:span><text:span text:style-name="T2">: </text:span></text:p>
      <text:list xml:id="list2634689611711938073" text:style-name="L7">
        <text:list-item>
          <text:p text:style-name="P25">Affichage de l’ensemble des photos déposées.</text:p>
        </text:list-item>
        <text:list-item>
          <text:p text:style-name="P25">Création de sa fiche afin que les clients puissent consulter son profil.</text:p>
        </text:list-item>
        <text:list-item>
          <text:p text:style-name="P25">Possibilité d’ajouter ou de retirer des photos. </text:p>
        </text:list-item>
        <text:list-item>
          <text:p text:style-name="P25">Les photos s’ajoutent en choisissant la catégorie et/ou sous catégorie et le prix.</text:p>
        </text:list-item>
        <text:list-item>
          <text:p text:style-name="P25">Les photos doivent avoir une résolution d’au moins 2400 x 1600 pixels. Les images doivent être au format JPEG. Le poids maximum du fichier ne doit pas dépasser 30 MB.</text:p>
        </text:list-item>
        <text:list-item>
          <text:p text:style-name="P25">Le photographe doit pouvoir modifier le prix de ses photos voir faire un promotion sur l’ensemble de ses photos. </text:p>
        </text:list-item>
        <text:list-item>
          <text:p text:style-name="P25">Lorsque le photographe a plus de 10 crédits sur son compte il peut demander un paiement soit par chèque soit par Paypal soit par virement bancaire.</text:p>
        </text:list-item>
        <text:list-item>
          <text:p text:style-name="P11">Un photographe ne peut pas acheter de photographies. </text:p>
        </text:list-item>
      </text:list>
      <text:p text:style-name="P3">Gestion de l’espace client :</text:p>
      <text:list xml:id="list6839606352394125471" text:style-name="L8">
        <text:list-item>
          <text:p text:style-name="P26">Un client peut acheter une photo si son compte possède assez de crédits.</text:p>
        </text:list-item>
        <text:list-item>
          <text:p text:style-name="P12">L’achat de crédits se fait via un moyen de paiement sécurisé.</text:p>
        </text:list-item>
      </text:list>
      <text:p text:style-name="P3">Gestion des commandes :</text:p>
      <text:list xml:id="list2395831488296899410" text:style-name="L9">
        <text:list-item>
          <text:p text:style-name="P13">Lors de l’achat d’une photo : le compte client est débité du nombre de crédit indiqué, celui du photographe est crédité de 50 % des crédits.</text:p>
        </text:list-item>
      </text:list>
      <text:p text:style-name="P2"><text:span text:style-name="T4">Catalogue des photos</text:span><text:span text:style-name="T5"> </text:span><text:span text:style-name="T2">: </text:span></text:p>
      <text:list xml:id="list5336286464181904322" text:style-name="L10">
        <text:list-item>
          <text:p text:style-name="P27"><text:soft-page-break/>Les photos sont classées par catégorie.</text:p>
        </text:list-item>
        <text:list-item>
          <text:p text:style-name="P27">Une photo peut appartenir à plusieurs catégories.</text:p>
        </text:list-item>
        <text:list-item>
          <text:p text:style-name="P27">Le catalogue donne des vignettes des photos ainsi que le prix en crédit.</text:p>
        </text:list-item>
        <text:list-item>
          <text:p text:style-name="P27">On doit pouvoir ajouter d’un simple click des photos au panier.</text:p>
        </text:list-item>
        <text:list-item>
          <text:p text:style-name="P14">On affiche maximum 25 photos par page.</text:p>
        </text:list-item>
      </text:list>
      <text:p text:style-name="P4">Commentaires et notes :</text:p>
      <text:list xml:id="list8611206413197450207" text:style-name="L11">
        <text:list-item>
          <text:p text:style-name="P15">Possibilité d'ajouter un commentaire ainsi qu'une note à une photo.</text:p>
        </text:list-item>
      </text:list>
      <text:p text:style-name="P2"><text:span text:style-name="T5">  </text:span><text:span text:style-name="T2">3</text:span><text:span text:style-name="T3">-Fonctionnalités en "back-office" : Administration</text:span><text:line-break/><text:span text:style-name="T5">  </text:span><text:line-break/><text:span text:style-name="T2">Gestion des utilisateurs</text:span></text:p>
      <text:list xml:id="list13353482461424864" text:style-name="L12">
        <text:list-item>
          <text:p text:style-name="P16">Possibilité de mettre en stand-by ou de supprimer un compte (pour non respect de certaines règles), voir de modifier certains champs, ajouter.</text:p>
        </text:list-item>
      </text:list>
      <text:p text:style-name="P4">Gestion du contenu informationnel</text:p>
      <text:list xml:id="list2161422971084826168" text:style-name="L13">
        <text:list-item>
          <text:p text:style-name="P28">Ajout d’annonces ou de publicités</text:p>
        </text:list-item>
        <text:list-item>
          <text:p text:style-name="P17">Ajout de promotions (remise prise sur la part de la société <text:span text:style-name="T1">AtelierLumière</text:span> et non sur celle des photographes dans ce cas)</text:p>
        </text:list-item>
      </text:list>
      <text:p text:style-name="P4">Gestion du catalogue</text:p>
      <text:list xml:id="list8780988438516912347" text:style-name="L14">
        <text:list-item>
          <text:p text:style-name="P29">Ajout/Modification/Suppression de photos</text:p>
        </text:list-item>
        <text:list-item>
          <text:p text:style-name="P18">Ajout/Modification/Suppression de catégori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ael coste</meta:initial-creator>
    <meta:creation-date>2013-04-04T17:50:36.59</meta:creation-date>
    <dc:date>2018-11-16T09:48:16.066000000</dc:date>
    <meta:editing-duration>PT3M49S</meta:editing-duration>
    <meta:editing-cycles>2</meta:editing-cycles>
    <meta:generator>LibreOffice/4.3.7.2$Windows_x86 LibreOffice_project/8a35821d8636a03b8bf4e15b48f59794652c68ba</meta:generator>
    <meta:document-statistic meta:table-count="0" meta:image-count="0" meta:object-count="0" meta:page-count="4" meta:paragraph-count="71" meta:word-count="945" meta:character-count="6102" meta:non-whitespace-character-count="5138"/>
  </office:meta>
</office:document-meta>
</file>